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6.602cm"/>
    </style:style>
    <style:style style:name="Table1.1" style:family="table-row">
      <style:table-row-properties style:min-row-height="1.191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7.293cm" fo:margin-left="0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6.895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7.708cm" fo:margin-left="0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17.309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17.406cm" fo:margin-left="0cm" table:align="left" fo:background-color="#272822">
        <style:background-image/>
      </style:table-properties>
    </style:style>
    <style:style style:name="Table4.A" style:family="table-column">
      <style:table-column-properties style:column-width="0.584cm"/>
    </style:style>
    <style:style style:name="Table4.B" style:family="table-column">
      <style:table-column-properties style:column-width="16.822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Table5" style:family="table">
      <style:table-properties style:width="17cm" table:align="left" fo:background-color="#272822">
        <style:background-image/>
      </style:table-properties>
    </style:style>
    <style:style style:name="Table5.A" style:family="table-column">
      <style:table-column-properties style:column-width="0.399cm"/>
    </style:style>
    <style:style style:name="Table5.B" style:family="table-column">
      <style:table-column-properties style:column-width="16.602cm"/>
    </style:style>
    <style:style style:name="Table5.A1" style:family="table-cell">
      <style:table-cell-properties style:vertical-align="middle" fo:background-color="#272822" fo:padding="0cm" fo:border="none">
        <style:background-image/>
      </style:table-cell-properties>
    </style:style>
    <style:style style:name="Table5.B1" style:family="table-cell">
      <style:table-cell-properties style:vertical-align="middle" fo:padding="0cm" fo:border="none"/>
    </style:style>
    <style:style style:name="Table6" style:family="table">
      <style:table-properties style:width="17cm" table:align="left" fo:background-color="#272822">
        <style:background-image/>
      </style:table-properties>
    </style:style>
    <style:style style:name="Table6.A" style:family="table-column">
      <style:table-column-properties style:column-width="0.584cm"/>
    </style:style>
    <style:style style:name="Table6.B" style:family="table-column">
      <style:table-column-properties style:column-width="16.417cm"/>
    </style:style>
    <style:style style:name="Table6.A1" style:family="table-cell">
      <style:table-cell-properties style:vertical-align="middle" fo:background-color="#272822" fo:padding="0cm" fo:border="none">
        <style:background-image/>
      </style:table-cell-properties>
    </style:style>
    <style:style style:name="Table6.B1" style:family="table-cell">
      <style:table-cell-properties style:vertical-align="middle" fo:padding="0cm" fo:border="none"/>
    </style:style>
    <style:style style:name="Table7" style:family="table">
      <style:table-properties style:width="17.009cm" fo:margin-left="0cm" table:align="left" fo:background-color="#272822">
        <style:background-image/>
      </style:table-properties>
    </style:style>
    <style:style style:name="Table7.A" style:family="table-column">
      <style:table-column-properties style:column-width="0.399cm"/>
    </style:style>
    <style:style style:name="Table7.B" style:family="table-column">
      <style:table-column-properties style:column-width="16.611cm"/>
    </style:style>
    <style:style style:name="Table7.A1" style:family="table-cell">
      <style:table-cell-properties style:vertical-align="middle" fo:background-color="#272822" fo:padding="0cm" fo:border="none">
        <style:background-image/>
      </style:table-cell-properties>
    </style:style>
    <style:style style:name="Table7.B1" style:family="table-cell">
      <style:table-cell-properties style:vertical-align="middle" fo:padding="0cm" fo:border="none"/>
    </style:style>
    <style:style style:name="P1" style:family="paragraph" style:parent-style-name="Heading_20_1">
      <style:text-properties fo:font-variant="normal" fo:text-transform="none" fo:color="#ff0000" style:font-name="Lato" fo:font-size="15pt" fo:letter-spacing="normal" fo:font-style="normal" fo:font-weight="bold"/>
    </style:style>
    <style:style style:name="P2"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3"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4"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8" style:family="paragraph" style:parent-style-name="Standard">
      <style:text-properties fo:font-variant="normal" fo:text-transform="none" fo:color="#000000" style:font-name="Lato" fo:font-size="10.5pt" fo:letter-spacing="normal" fo:font-style="normal" fo:font-weight="normal"/>
    </style:style>
    <style:style style:name="P9" style:family="paragraph" style:parent-style-name="Standard">
      <style:text-properties officeooo:paragraph-rsid="000832c4"/>
    </style:style>
    <style:style style:name="P10" style:family="paragraph" style:parent-style-name="Standard">
      <style:text-properties officeooo:rsid="000b75cc" officeooo:paragraph-rsid="000b75cc"/>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style:font-name="Lato" fo:font-size="10.5pt" fo:letter-spacing="normal" fo:font-style="normal" fo:font-weight="normal"/>
    </style:style>
    <style:style style:name="P13" style:family="paragraph" style:parent-style-name="Standard">
      <style:paragraph-properties fo:margin-left="0cm" fo:margin-right="0cm" fo:orphans="2" fo:widows="2" fo:text-indent="0cm" style:auto-text-indent="false"/>
      <style:text-properties fo:font-variant="normal" fo:text-transform="none" fo:color="#c7254e" style:font-name="Menlo" fo:font-size="9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c7254e" style:font-name="Menlo" fo:font-size="11.25pt" fo:letter-spacing="normal" fo:font-style="normal" fo:font-weight="normal"/>
    </style:style>
    <style:style style:name="P15" style:family="paragraph" style:parent-style-name="Standard">
      <style:paragraph-properties fo:margin-left="0cm" fo:margin-right="0cm" fo:orphans="2" fo:widows="2" fo:text-indent="0cm" style:auto-text-indent="false"/>
      <style:text-properties fo:font-variant="normal" fo:text-transform="none" fo:color="#c7254e" fo:letter-spacing="normal"/>
    </style:style>
    <style:style style:name="P16" style:family="paragraph" style:parent-style-name="Standard">
      <style:paragraph-properties fo:margin-left="0cm" fo:margin-right="0cm" fo:text-align="justify" style:justify-single-word="false" fo:orphans="2" fo:widows="2" fo:text-indent="0cm" style:auto-text-indent="false"/>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Text_20_body" style:list-style-name="L14">
      <style:text-properties fo:font-variant="normal" fo:text-transform="none" fo:color="#000000" style:font-name="inherit" fo:font-size="10.5pt" fo:letter-spacing="normal" fo:font-style="normal" fo:font-weight="normal"/>
    </style:style>
    <style:style style:name="P19" style:family="paragraph" style:parent-style-name="Text_20_body" style:list-style-name="L18">
      <style:text-properties fo:font-variant="normal" fo:text-transform="none" fo:color="#000000" style:font-name="inherit" fo:font-size="10.5pt" fo:letter-spacing="normal" fo:font-style="normal" fo:font-weight="normal"/>
    </style:style>
    <style:style style:name="P20" style:family="paragraph" style:parent-style-name="Text_20_body" style:list-style-name="L21">
      <style:text-properties fo:font-variant="normal" fo:text-transform="none" fo:color="#000000" style:font-name="inherit" fo:font-size="10.5pt" fo:letter-spacing="normal" fo:font-style="normal" fo:font-weight="normal"/>
    </style:style>
    <style:style style:name="P21" style:family="paragraph" style:parent-style-name="Text_20_body" style:list-style-name="L1"/>
    <style:style style:name="P22" style:family="paragraph" style:parent-style-name="Text_20_body" style:list-style-name="L14"/>
    <style:style style:name="P23" style:family="paragraph" style:parent-style-name="Text_20_body" style:list-style-name="L18"/>
    <style:style style:name="P24" style:family="paragraph" style:parent-style-name="Text_20_body" style:list-style-name="L21"/>
    <style:style style:name="P25" style:family="paragraph" style:parent-style-name="Text_20_body" style:list-style-name="L24"/>
    <style:style style:name="P2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Lato" fo:font-size="10.5pt" fo:letter-spacing="normal" fo:font-style="normal" fo:font-weight="normal"/>
    </style:style>
    <style:style style:name="P27" style:family="paragraph" style:parent-style-name="Heading_20_2">
      <style:text-properties fo:font-variant="normal" fo:text-transform="none" fo:color="#dd0000" style:font-name="inherit" fo:font-size="16.5pt" fo:letter-spacing="normal" fo:font-style="normal" fo:font-weight="bold" loext:padding="0cm" loext:border="none"/>
    </style:style>
    <style:style style:name="T1" style:family="text">
      <style:text-properties fo:font-variant="normal" fo:text-transform="none" fo:color="#dd0000" style:font-name="inherit" fo:font-size="12pt" fo:letter-spacing="normal" fo:font-style="normal" fo:font-weight="bold" loext:padding="0cm" loext:border="none"/>
    </style:style>
    <style:style style:name="T2" style:family="text">
      <style:text-properties fo:font-variant="normal" fo:text-transform="none" fo:color="#dd0000" style:font-name="inherit" fo:font-size="12pt" fo:letter-spacing="normal" fo:font-style="normal" fo:font-weight="bold" fo:background-color="#ffff00" loext:char-shading-value="0" loext:padding="0cm" loext:border="none"/>
    </style:style>
    <style:style style:name="T3" style:family="text">
      <style:text-properties fo:font-variant="normal" fo:text-transform="none" fo:color="#000000" style:font-name="Lato" fo:font-size="10.5pt" fo:letter-spacing="normal"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style:font-name="inherit" fo:font-size="10.5pt" fo:letter-spacing="normal" fo:font-style="normal" fo:font-weight="normal"/>
    </style:style>
    <style:style style:name="T6" style:family="text">
      <style:text-properties fo:font-variant="normal" fo:text-transform="none" fo:color="#c7254e" style:font-name="Menlo" fo:font-size="9pt" fo:letter-spacing="normal" fo:font-style="normal" fo:font-weight="normal"/>
    </style:style>
    <style:style style:name="T7"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8" style:family="text">
      <style:text-properties fo:font-variant="normal" fo:text-transform="none" fo:color="#c7254e" style:font-name="Menlo" fo:font-size="11.25pt" fo:letter-spacing="normal" fo:font-style="normal" fo:font-weight="normal"/>
    </style:style>
    <style:style style:name="T9" style:family="text">
      <style:text-properties fo:font-variant="normal" fo:text-transform="none" fo:color="#c7254e" style:font-name="Menlo" fo:font-size="11.25pt" fo:letter-spacing="normal" fo:font-style="normal" fo:font-weight="normal" officeooo:rsid="000cef31"/>
    </style:style>
    <style:style style:name="T10" style:family="text">
      <style:text-properties fo:font-variant="normal" fo:text-transform="none" fo:color="#c7254e" style:font-name="inherit" fo:font-size="9pt" fo:letter-spacing="normal" fo:font-style="italic" fo:font-weight="normal" fo:background-color="#f9f2f4" loext:char-shading-value="0" loext:padding="0cm" loext:border="none"/>
    </style:style>
    <style:style style:name="T11" style:family="text">
      <style:text-properties fo:color="#000000" style:font-name="Lato" fo:font-size="10.5pt" fo:letter-spacing="normal" fo:font-style="italic" fo:font-weight="normal"/>
    </style:style>
    <style:style style:name="T12" style:family="text">
      <style:text-properties style:font-name="inherit"/>
    </style:style>
    <style:style style:name="T13" style:family="text">
      <style:text-properties style:font-name="Menlo" fo:font-size="11.25pt" fo:font-style="normal" fo:font-weight="normal"/>
    </style:style>
    <style:style style:name="T14" style:family="text">
      <style:text-properties officeooo:rsid="000832c4"/>
    </style:style>
    <style:style style:name="T15" style:family="text">
      <style:text-properties fo:color="#868686" style:font-name="monospace" fo:font-size="10.5pt" fo:font-weight="normal" style:font-name-asian="monospace" style:font-size-asian="10.5pt" style:font-weight-asian="normal" style:font-name-complex="monospace" style:font-size-complex="10.5pt" style:font-weight-complex="normal"/>
    </style:style>
    <style:style style:name="T16" style:family="text">
      <style:text-properties style:font-name="monospace" fo:font-size="10.5pt" fo:font-weight="normal" style:font-name-asian="monospace" style:font-size-asian="10.5pt" style:font-weight-asian="normal" style:font-name-complex="monospace" style:font-size-complex="10.5pt" style:font-weight-complex="normal"/>
    </style:style>
    <style:style style:name="T17" style:family="text">
      <style:text-properties fo:color="#66d9ef"/>
    </style:style>
    <style:style style:name="T18" style:family="text">
      <style:text-properties fo:color="#66d9ef" style:font-name="inherit"/>
    </style:style>
    <style:style style:name="T19" style:family="text">
      <style:text-properties fo:color="#006fe0"/>
    </style:style>
    <style:style style:name="T20" style:family="text">
      <style:text-properties fo:color="#006fe0" style:font-name="inherit"/>
    </style:style>
    <style:style style:name="T21" style:family="text">
      <style:text-properties fo:color="#f92650"/>
    </style:style>
    <style:style style:name="T22" style:family="text">
      <style:text-properties fo:color="#f92650" style:font-name="inherit"/>
    </style:style>
    <style:style style:name="T23" style:family="text">
      <style:text-properties fo:color="#a6e22d"/>
    </style:style>
    <style:style style:name="T24" style:family="text">
      <style:text-properties fo:color="#a6e22d" style:font-name="inherit"/>
    </style:style>
    <style:style style:name="T25" style:family="text">
      <style:text-properties fo:color="#a6e22d" style:font-name="inherit" officeooo:rsid="000a2981"/>
    </style:style>
    <style:style style:name="T26" style:family="text">
      <style:text-properties fo:color="#f8f8f2"/>
    </style:style>
    <style:style style:name="T27" style:family="text">
      <style:text-properties fo:color="#f8f8f2" style:font-name="inherit"/>
    </style:style>
    <style:style style:name="T28" style:family="text">
      <style:text-properties fo:color="#e6db5d"/>
    </style:style>
    <style:style style:name="T29" style:family="text">
      <style:text-properties fo:color="#e6db5d" style:font-name="inherit"/>
    </style:style>
    <style:style style:name="T30" style:family="text">
      <style:text-properties fo:color="#ae81ff"/>
    </style:style>
    <style:style style:name="T31" style:family="text">
      <style:text-properties fo:color="#ae81ff" style:font-name="inherit"/>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66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inux Device Driver Tutorial Part 9 – Procfs in Linux</text:h>
      <text:h text:style-name="Heading_20_2" text:outline-level="2"><text:bookmark text:name="Procfs_in_Linux"/><text:span text:style-name="T1"><text:s text:c="38"/></text:span><text:span text:style-name="T2">Procfs in Linux</text:span></text:h>
      <text:h text:style-name="Heading_20_2" text:outline-level="2"><text:bookmark text:name="Introduction-2"/><text:span text:style-name="T1">Introduction</text:span><text:bookmark text:name="Introduction"/></text:h>
      <text:p text:style-name="P11">Many or most Linux users have at least heard of proc. Some of you may wonder why this folder is so important.</text:p>
      <text:p text:style-name="Standard"/>
      <text:p text:style-name="P11">On the root, there is a folder titled “proc”. This folder is not really on /dev/sda1 or where ever you think the folder resides. This folder is a mount point for the procfs (Process Filesystem) which is a filesystem in memory. Many processes store information about themselves on this virtual filesystem. ProcFS also stores other system information.</text:p>
      <text:p text:style-name="Standard"/>
      <text:p text:style-name="P11">It can act as a bridge connecting the user space and the kernel space. User space program can use proc files to read the information exported by kernel. Every entry in the proc file system provides some information from the kernel.</text:p>
      <text:p text:style-name="Standard"/>
      <text:p text:style-name="P16"><text:span text:style-name="T3">The entry “</text:span><text:span text:style-name="T11">meminfo</text:span><text:span text:style-name="T4">” </text:span><text:span text:style-name="T3">gives the details of the memory being used in the system.</text:span><text:line-break/><text:span text:style-name="T3">To read the data in this entry just run</text:span></text:p>
      <text:p text:style-name="Standard"/>
      <text:p text:style-name="Standard"><text:tab/><text:span text:style-name="T6">cat /proc/meminfo</text:span></text:p>
      <text:p text:style-name="Standard"/>
      <text:p text:style-name="P16"><text:span text:style-name="T3">Similarly the “</text:span><text:span text:style-name="T11">modules” </text:span><text:span text:style-name="T3">entry gives details of all the modules that are currently a part of the kernel.</text:span></text:p>
      <text:p text:style-name="Standard"/>
      <text:p text:style-name="Standard"><text:tab/><text:span text:style-name="T6">cat /proc/modules</text:span></text:p>
      <text:p text:style-name="Standard"/>
      <text:p text:style-name="P11">It gives similar information as lsmod. Like this more proc entries are there.</text:p>
      <text:p text:style-name="Standard"/>
      <text:list xml:id="list2006999049508389775" text:style-name="L1">
        <text:list-item>
          <text:p text:style-name="P21"><text:span text:style-name="Source_20_Text"><text:span text:style-name="T7">/proc/devices </text:span></text:span><text:span text:style-name="T5">— registered character and block major numbers</text:span></text:p>
        </text:list-item>
        <text:list-item>
          <text:p text:style-name="P21"><text:span text:style-name="Source_20_Text"><text:span text:style-name="T7">/proc/iomem </text:span></text:span><text:span text:style-name="T5">— on-system physical RAM and bus device addresses</text:span></text:p>
        </text:list-item>
        <text:list-item>
          <text:p text:style-name="P21"><text:span text:style-name="Source_20_Text"><text:span text:style-name="T7">/proc/ioports </text:span></text:span><text:span text:style-name="T5">— on-system I/O port addresses (especially for x86 systems)</text:span></text:p>
        </text:list-item>
        <text:list-item>
          <text:p text:style-name="P21"><text:span text:style-name="Source_20_Text"><text:span text:style-name="T7">/proc/interrupts </text:span></text:span><text:span text:style-name="T5">— registered interrupt request numbers</text:span></text:p>
        </text:list-item>
        <text:list-item>
          <text:p text:style-name="P21"><text:span text:style-name="Source_20_Text"><text:span text:style-name="T7">/proc/softirqs </text:span></text:span><text:span text:style-name="T5">— registered soft IRQs</text:span></text:p>
        </text:list-item>
        <text:list-item>
          <text:p text:style-name="P21"><text:span text:style-name="Source_20_Text"><text:span text:style-name="T7">/proc/swaps </text:span></text:span><text:span text:style-name="T5">— currently active swaps</text:span></text:p>
        </text:list-item>
        <text:list-item>
          <text:p text:style-name="P21"><text:span text:style-name="Source_20_Text"><text:span text:style-name="T7">/proc/kallsyms </text:span></text:span><text:span text:style-name="T5">— running kernel symbols, including from loaded modules</text:span></text:p>
        </text:list-item>
        <text:list-item>
          <text:p text:style-name="P21"><text:span text:style-name="Source_20_Text"><text:span text:style-name="T7">/proc/partitions </text:span></text:span><text:span text:style-name="T5">— currently connected block devices and their partitions</text:span></text:p>
        </text:list-item>
        <text:list-item>
          <text:p text:style-name="P21"><text:span text:style-name="Source_20_Text"><text:span text:style-name="T7">/proc/filesystems </text:span></text:span><text:span text:style-name="T5">— currently active filesystem drivers</text:span></text:p>
        </text:list-item>
        <text:list-item>
          <text:p text:style-name="P21"><text:span text:style-name="Source_20_Text"><text:span text:style-name="T7">/proc/cpuinfo </text:span></text:span><text:span text:style-name="T5">— information about the CPU(s) on the system</text:span></text:p>
        </text:list-item>
      </text:list>
      <text:p text:style-name="P8">Most proc files are read-only and only expose kernel information to user space programs.</text:p>
      <text:p text:style-name="Standard"/>
      <text:p text:style-name="P11">proc files can also be used to control and modify kernel behavior on the fly. The proc files needs to be writtable in this case.</text:p>
      <text:p text:style-name="Standard"/>
      <text:p text:style-name="P11"><text:soft-page-break/>For example, to enable IP forwarding of iptable, one can use the command below,</text:p>
      <text:p text:style-name="Standard"/>
      <text:p text:style-name="Standard"><text:tab/><text:span text:style-name="T6">echo 1 &gt; /proc/sys/net/ipv4/ip_forward</text:span></text:p>
      <text:p text:style-name="Standard"/>
      <text:p text:style-name="P11">The proc file system is also very useful when we want to debug a kernel module. While debugging we might want to know the values of various variables in the module or may be the data that module is handling. In such situations we can create a proc entry for our selves and dump what ever data we want to look into in the entry.</text:p>
      <text:p text:style-name="Standard"/>
      <text:p text:style-name="P11">We will be using the same example character driver that we created in the previous post to create the proc entry.</text:p>
      <text:p text:style-name="Standard"/>
      <text:p text:style-name="P12">The proc entry can also be used to pass data to the kernel by writing into the kernel, so there can be two kinds of proc entries.</text:p>
      <text:p text:style-name="Standard"/>
      <text:p text:style-name="P9"><text:span text:style-name="T14"><text:tab/>1. </text:span><text:span text:style-name="T5">An entry that only reads data from the kernel space.</text:span></text:p>
      <text:p text:style-name="P9"><text:span text:style-name="T14"><text:tab/>2. </text:span><text:span text:style-name="T5">An entry that reads as well as writes data into and from kernel space.</text:span></text:p>
      <text:p text:style-name="P9"><text:span text:style-name="T14"><text:s/></text:span></text:p>
      <text:h text:style-name="P2" text:outline-level="1"><text:bookmark text:name="Creating_Procfs_Entry"/>Creating Procfs Entry</text:h>
      <text:p text:style-name="P12">The creation of proc entries has undergone a considerable change in kernel version 3.10 and above. In this post we will see one of the methods we can use in linux kernel version 3.10 and above let us see how we can create proc entries in version 3.10 and above.</text:p>
      <text:p text:style-name="Standard"/>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B1" office:value-type="string">
            <text:section text:style-name="Sect1" text:name="crayon-5b447b0196abb254420571-1">
              <text:p text:style-name="P6"><text:span text:style-name="T17">static</text:span><text:span text:style-name="T19"> </text:span><text:span text:style-name="T21">inline </text:span><text:span text:style-name="T23">struct</text:span><text:span text:style-name="T19"> </text:span><text:span text:style-name="T21">proc_dir_entry *proc_create</text:span><text:span text:style-name="T26">(</text:span><text:span text:style-name="T17">const</text:span><text:span text:style-name="T19"> </text:span><text:span text:style-name="T23">char</text:span><text:span text:style-name="T19"> </text:span><text:span text:style-name="T26">*name,</text:span><text:span text:style-name="T19"> </text:span><text:span text:style-name="T21">umode_t </text:span><text:span text:style-name="T26">mode,</text:span></text:p>
            </text:section>
            <text:section text:style-name="Sect2" text:name="crayon-5b447b0196abb254420571-2">
              <text:p text:style-name="P5"><text:span text:style-name="T25">s</text:span><text:span text:style-name="T24">truct</text:span><text:span text:style-name="T20"> </text:span><text:span text:style-name="T22">proc_dir_entry *</text:span><text:span text:style-name="T18">parent</text:span><text:span text:style-name="T27">,</text:span><text:span text:style-name="T20"> </text:span></text:p>
            </text:section>
            <text:section text:style-name="Sect1" text:name="crayon-5b447b0196abb254420571-3">
              <text:p text:style-name="P5"><text:span text:style-name="T18">const</text:span><text:span text:style-name="T20"> </text:span><text:span text:style-name="T24">struct</text:span><text:span text:style-name="T20"> </text:span><text:span text:style-name="T22">file_operations *</text:span><text:span text:style-name="T27">proc_fops)</text:span></text:p>
            </text:section>
          </table:table-cell>
        </table:table-row>
      </table:table>
      <text:p text:style-name="Standard"/>
      <text:p text:style-name="P12">The function is defined in proc_fs.h.</text:p>
      <text:p text:style-name="Standard"/>
      <text:p text:style-name="P12">Where,</text:p>
      <text:p text:style-name="Standard"/>
      <text:p text:style-name="Standard"><text:tab/><text:span text:style-name="T3">&lt;</text:span><text:span text:style-name="Source_20_Text"><text:span text:style-name="T7">name</text:span></text:span><text:span text:style-name="T3">&gt; : The name of the proc entry</text:span></text:p>
      <text:p text:style-name="Standard"><text:tab/><text:span text:style-name="T3">&lt;</text:span><text:span text:style-name="Source_20_Text"><text:span text:style-name="T7">mode</text:span></text:span><text:span text:style-name="T3">&gt; : The access mode for proc entry</text:span></text:p>
      <text:p text:style-name="Standard"><text:tab/><text:span text:style-name="T3">&lt;</text:span><text:span text:style-name="Source_20_Text"><text:span text:style-name="T7">parent</text:span></text:span><text:span text:style-name="T3">&gt; : The name of the parent directory under /proc. If NULL is passed as <text:tab/><text:tab/><text:tab/> <text:s text:c="5"/>parent, the /proc directory will be set as parent.</text:span></text:p>
      <text:p text:style-name="Standard"><text:tab/><text:span text:style-name="T3">&lt;</text:span><text:span text:style-name="Source_20_Text"><text:span text:style-name="T7">proc_fops</text:span></text:span><text:span text:style-name="T3">&gt; : The structure in which the file operations for the proc entry will be <text:tab/><text:tab/><text:tab/><text:tab/>created.</text:span></text:p>
      <text:p text:style-name="Standard"/>
      <text:p text:style-name="P12">For example to create a proc entry by the name “etx_proc” under /proc the above function will be defined as below,</text:p>
      <text:p text:style-name="Standard"/>
      <text:p text:style-name="Standard"><text:tab/></text:p>
      <table:table table:name="Table2" table:style-name="Table2">
        <table:table-column table:style-name="Table2.A"/>
        <table:table-column table:style-name="Table2.B"/>
        <table:table-row>
          <table:table-cell table:style-name="Table2.A1" office:value-type="string">
            <text:p text:style-name="P3">1</text:p>
          </table:table-cell>
          <table:table-cell table:style-name="Table2.B1" office:value-type="string">
            <text:section text:style-name="Sect1" text:name="crayon-5b447b0196ac9608360797-1">
              <text:p text:style-name="P6"><text:span text:style-name="T21">proc_create</text:span><text:span text:style-name="T26">(</text:span><text:span text:style-name="T28">"etx_proc"</text:span><text:span text:style-name="T26">,</text:span><text:span text:style-name="T30">0666</text:span><text:span text:style-name="T26">,</text:span><text:span text:style-name="T23">NULL</text:span><text:span text:style-name="T26">,&amp;proc_fops);</text:span></text:p>
            </text:section>
          </table:table-cell>
        </table:table-row>
      </table:table>
      <text:p text:style-name="Standard"/>
      <text:p text:style-name="P11">This proc entry should be created in Driver init function.</text:p>
      <text:p text:style-name="Standard"/>
      <text:p text:style-name="P11">If you are using kernel version below 3.10, please use below functions to create proc entry.</text:p>
      <text:p text:style-name="Standard"/>
      <text:p text:style-name="Standard"><text:tab/><text:span text:style-name="Source_20_Text"><text:span text:style-name="T7">create_proc_read_entry()</text:span></text:span><text:line-break/><text:tab/><text:span text:style-name="Source_20_Text"><text:span text:style-name="T7">create_proc_entry() </text:span></text:span></text:p>
      <text:p text:style-name="Standard"/>
      <text:p text:style-name="P16"><text:span text:style-name="T3">Both of these functions are defined in the file </text:span><text:span text:style-name="T11">linux/proc_fs.h. </text:span></text:p>
      <text:p text:style-name="P16"><text:soft-page-break/><text:span text:style-name="T3">The create_proc_entry is a generic function that allows to create both read as well as write entries.</text:span></text:p>
      <text:p text:style-name="P16"><text:span text:style-name="T3"/></text:p>
      <text:p text:style-name="P11">create_proc_read_entry is a function specific to create only read entries.</text:p>
      <text:p text:style-name="Standard"/>
      <text:p text:style-name="P11">Its possible that most of the proc entries are created to read data from the kernel space that is why the kernel developers have provided a direct function to create a read proc entry.</text:p>
      <text:p text:style-name="Standard"/>
      <text:h text:style-name="P2" text:outline-level="1"><text:bookmark text:name="Procfs_File_System"/>Procfs File System</text:h>
      <text:p text:style-name="P12">Now we need to create file_operations structure proc_fops in which we can map the read and write functions for the proc entry.</text:p>
      <text:p text:style-name="Standard"/>
      <text:p text:style-name="Standard"/>
      <table:table table:name="Table3" table:style-name="Table3">
        <table:table-column table:style-name="Table3.A"/>
        <table:table-column table:style-name="Table3.B"/>
        <table:table-row>
          <table:table-cell table:style-name="Table3.A1" office:value-type="string">
            <text:p text:style-name="P3">1</text:p>
            <text:p text:style-name="P4">2</text:p>
            <text:p text:style-name="P3">3</text:p>
            <text:p text:style-name="P4">4</text:p>
            <text:p text:style-name="P3">5</text:p>
            <text:p text:style-name="P4">6</text:p>
          </table:table-cell>
          <table:table-cell table:style-name="Table3.B1" office:value-type="string">
            <text:section text:style-name="Sect1" text:name="crayon-5b447b0196ace057206952-1">
              <text:p text:style-name="P6"><text:span text:style-name="T17">static</text:span><text:span text:style-name="T19"> </text:span><text:span text:style-name="T23">struct</text:span><text:span text:style-name="T19"> </text:span><text:span text:style-name="T21">file_operations </text:span><text:span text:style-name="T26">proc_fops</text:span><text:span text:style-name="T19"> </text:span><text:span text:style-name="T26">=</text:span><text:span text:style-name="T19"> </text:span><text:span text:style-name="T26">{</text:span></text:p>
            </text:section>
            <text:section text:style-name="Sect2" text:name="crayon-5b447b0196ace057206952-2">
              <text:p text:style-name="P5"><text:span text:style-name="T27">.open</text:span><text:span text:style-name="T20"> </text:span><text:span text:style-name="T27">=</text:span><text:span text:style-name="T20"> </text:span><text:span text:style-name="T27">open_proc,</text:span></text:p>
            </text:section>
            <text:section text:style-name="Sect1" text:name="crayon-5b447b0196ace057206952-3">
              <text:p text:style-name="P5"><text:span text:style-name="T27">.read</text:span><text:span text:style-name="T20"> </text:span><text:span text:style-name="T27">=</text:span><text:span text:style-name="T20"> </text:span><text:span text:style-name="T27">read_proc,</text:span></text:p>
            </text:section>
            <text:section text:style-name="Sect2" text:name="crayon-5b447b0196ace057206952-4">
              <text:p text:style-name="P5"><text:span text:style-name="T27">.write</text:span><text:span text:style-name="T20"> </text:span><text:span text:style-name="T27">=</text:span><text:span text:style-name="T20"> </text:span><text:span text:style-name="T27">write_proc,</text:span></text:p>
            </text:section>
            <text:section text:style-name="Sect1" text:name="crayon-5b447b0196ace057206952-5">
              <text:p text:style-name="P5"><text:span text:style-name="T27">.release</text:span><text:span text:style-name="T20"> </text:span><text:span text:style-name="T27">=</text:span><text:span text:style-name="T20"> </text:span><text:span text:style-name="T27">release_</text:span><text:span text:style-name="T12">proc</text:span></text:p>
            </text:section>
            <text:section text:style-name="Sect2" text:name="crayon-5b447b0196ace057206952-6">
              <text:p text:style-name="P6"><text:span text:style-name="T26">};</text:span></text:p>
            </text:section>
          </table:table-cell>
        </table:table-row>
      </table:table>
      <text:p text:style-name="Standard"/>
      <text:p text:style-name="P12">This is like a device driver file system. We need to register our proc entry filesystem. If you are using kernel version below 3.10, this will not be work. There is a different method.</text:p>
      <text:p text:style-name="Standard"/>
      <text:p text:style-name="P12">Next we need to add the all functions to the driver.</text:p>
      <text:p text:style-name="Standard"/>
      <text:h text:style-name="P27" text:outline-level="2"><text:bookmark text:name="Open_and_Release_Function"/>Open and Release Function</text:h>
      <text:p text:style-name="P12">This functions are optional.</text:p>
      <text:p text:style-name="Standard"/>
      <text:p text:style-name="Standard"/>
      <table:table table:name="Table4" table:style-name="Table4">
        <table:table-column table:style-name="Table4.A"/>
        <table:table-column table:style-name="Table4.B"/>
        <table:table-row>
          <table:table-cell table:style-name="Table4.A1" office:value-type="string">
            <text:p text:style-name="P3">1</text:p>
            <text:p text:style-name="P4">2</text:p>
            <text:p text:style-name="P3">3</text:p>
            <text:p text:style-name="P4">4</text:p>
            <text:p text:style-name="P3">5</text:p>
            <text:p text:style-name="P4">6</text:p>
            <text:p text:style-name="P3">7</text:p>
            <text:p text:style-name="P4">8</text:p>
            <text:p text:style-name="P3">9</text:p>
            <text:p text:style-name="P4">10</text:p>
            <text:p text:style-name="P3">11</text:p>
          </table:table-cell>
          <table:table-cell table:style-name="Table4.B1" office:value-type="string">
            <text:section text:style-name="Sect1" text:name="crayon-5b447b0196ad4430933574-1">
              <text:p text:style-name="P6"><text:span text:style-name="T17">static</text:span><text:span text:style-name="T19"> </text:span><text:span text:style-name="T23">int</text:span><text:span text:style-name="T19"> </text:span><text:span text:style-name="T21">open_proc</text:span><text:span text:style-name="T26">(</text:span><text:span text:style-name="T23">struct</text:span><text:span text:style-name="T19"> </text:span><text:span text:style-name="T21">inode *</text:span><text:span text:style-name="T26">inode,</text:span><text:span text:style-name="T19"> </text:span><text:span text:style-name="T23">struct</text:span><text:span text:style-name="T19"> </text:span><text:span text:style-name="T21">file *</text:span><text:span text:style-name="T26">file)</text:span></text:p>
            </text:section>
            <text:section text:style-name="Sect2" text:name="crayon-5b447b0196ad4430933574-2">
              <text:p text:style-name="P7">{</text:p>
            </text:section>
            <text:section text:style-name="Sect1" text:name="crayon-5b447b0196ad4430933574-3">
              <text:p text:style-name="P5"><text:span text:style-name="T22">printk</text:span><text:span text:style-name="T27">(KERN_</text:span><text:span text:style-name="T12">INFO</text:span><text:span text:style-name="T20"> </text:span><text:span text:style-name="T29">"proc file opend.....\t"</text:span><text:span text:style-name="T27">);</text:span></text:p>
            </text:section>
            <text:section text:style-name="Sect2" text:name="crayon-5b447b0196ad4430933574-4">
              <text:p text:style-name="P5"><text:span text:style-name="T18">return</text:span><text:span text:style-name="T20"> </text:span><text:span text:style-name="T31">0</text:span><text:span text:style-name="T27">;</text:span></text:p>
            </text:section>
            <text:section text:style-name="Sect1" text:name="crayon-5b447b0196ad4430933574-5">
              <text:p text:style-name="P7">}</text:p>
            </text:section>
            <text:section text:style-name="Sect2" text:name="crayon-5b447b0196ad4430933574-6">
              <text:p text:style-name="P5"/>
            </text:section>
            <text:section text:style-name="Sect1" text:name="crayon-5b447b0196ad4430933574-7">
              <text:p text:style-name="P6"><text:span text:style-name="T17">static</text:span><text:span text:style-name="T19"> </text:span><text:span text:style-name="T23">int</text:span><text:span text:style-name="T19"> </text:span><text:span text:style-name="T21">release_proc</text:span><text:span text:style-name="T26">(</text:span><text:span text:style-name="T23">struct</text:span><text:span text:style-name="T19"> </text:span><text:span text:style-name="T21">inode *</text:span><text:span text:style-name="T26">inode,</text:span><text:span text:style-name="T19"> </text:span><text:span text:style-name="T23">struct</text:span><text:span text:style-name="T19"> </text:span><text:span text:style-name="T21">file *</text:span><text:span text:style-name="T26">file)</text:span></text:p>
            </text:section>
            <text:section text:style-name="Sect2" text:name="crayon-5b447b0196ad4430933574-8">
              <text:p text:style-name="P7">{</text:p>
            </text:section>
            <text:section text:style-name="Sect1" text:name="crayon-5b447b0196ad4430933574-9">
              <text:p text:style-name="P5"><text:span text:style-name="T22">printk</text:span><text:span text:style-name="T27">(KERN_</text:span><text:span text:style-name="T12">INFO</text:span><text:span text:style-name="T20"> </text:span><text:span text:style-name="T29">"proc file released.....\n"</text:span><text:span text:style-name="T27">);</text:span></text:p>
            </text:section>
            <text:section text:style-name="Sect2" text:name="crayon-5b447b0196ad4430933574-10">
              <text:p text:style-name="P5"><text:span text:style-name="T18">return</text:span><text:span text:style-name="T20"> </text:span><text:span text:style-name="T31">0</text:span><text:span text:style-name="T27">;</text:span></text:p>
            </text:section>
            <text:section text:style-name="Sect1" text:name="crayon-5b447b0196ad4430933574-11">
              <text:p text:style-name="P7">}</text:p>
            </text:section>
          </table:table-cell>
        </table:table-row>
      </table:table>
      <text:p text:style-name="Standard"/>
      <text:p text:style-name="Standard"/>
      <text:h text:style-name="P27" text:outline-level="2"><text:bookmark text:name="Write_Function"/>Write Function</text:h>
      <text:p text:style-name="P11">The write function will receive data from the user space using the function copy_from_user into a array “etx_array”.</text:p>
      <text:p text:style-name="Standard"/>
      <text:p text:style-name="Standard"/>
      <text:p text:style-name="Standard"/>
      <text:p text:style-name="P12"><text:soft-page-break/>Thus the write function will look as below.</text:p>
      <text:p text:style-name="Standard"/>
      <table:table table:name="Table5" table:style-name="Table5">
        <table:table-column table:style-name="Table5.A"/>
        <table:table-column table:style-name="Table5.B"/>
        <table:table-row>
          <table:table-cell table:style-name="Table5.A1" office:value-type="string">
            <text:p text:style-name="P3">1</text:p>
            <text:p text:style-name="P4">2</text:p>
            <text:p text:style-name="P3">3</text:p>
            <text:p text:style-name="P4">4</text:p>
            <text:p text:style-name="P3">5</text:p>
            <text:p text:style-name="P4">6</text:p>
          </table:table-cell>
          <table:table-cell table:style-name="Table5.B1" office:value-type="string">
            <text:section text:style-name="Sect1" text:name="crayon-5b447b0196ad7988515086-1">
              <text:p text:style-name="P6"><text:span text:style-name="T17">static</text:span><text:span text:style-name="T19"> </text:span><text:span text:style-name="T21">ssize_t write_proc</text:span><text:span text:style-name="T26">(</text:span><text:span text:style-name="T23">struct</text:span><text:span text:style-name="T19"> </text:span><text:span text:style-name="T21">file *</text:span><text:span text:style-name="T26">filp,</text:span><text:span text:style-name="T19"> </text:span><text:span text:style-name="T17">const</text:span><text:span text:style-name="T19"> </text:span><text:span text:style-name="T23">char</text:span><text:span text:style-name="T19"> </text:span><text:span text:style-name="T26">*buff,</text:span><text:span text:style-name="T19"> </text:span><text:span text:style-name="T21">size_t </text:span><text:span text:style-name="T26">len,</text:span><text:span text:style-name="T19"> </text:span><text:span text:style-name="T21">loff_t *</text:span><text:span text:style-name="T26">off)</text:span></text:p>
            </text:section>
            <text:section text:style-name="Sect2" text:name="crayon-5b447b0196ad7988515086-2">
              <text:p text:style-name="P7">{</text:p>
            </text:section>
            <text:section text:style-name="Sect1" text:name="crayon-5b447b0196ad7988515086-3">
              <text:p text:style-name="P5"><text:span text:style-name="T22">printk</text:span><text:span text:style-name="T27">(KERN_</text:span><text:span text:style-name="T12">INFO</text:span><text:span text:style-name="T20"> </text:span><text:span text:style-name="T29">"proc file write.....\t"</text:span><text:span text:style-name="T27">);</text:span></text:p>
            </text:section>
            <text:section text:style-name="Sect2" text:name="crayon-5b447b0196ad7988515086-4">
              <text:p text:style-name="P5"><text:span text:style-name="T22">copy_from_user</text:span><text:span text:style-name="T27">(etx_array,buff,len);</text:span></text:p>
            </text:section>
            <text:section text:style-name="Sect1" text:name="crayon-5b447b0196ad7988515086-5">
              <text:p text:style-name="P5"><text:span text:style-name="T18">return</text:span><text:span text:style-name="T20"> </text:span><text:span text:style-name="T27">len;</text:span></text:p>
            </text:section>
            <text:section text:style-name="Sect2" text:name="crayon-5b447b0196ad7988515086-6">
              <text:p text:style-name="P7">}</text:p>
            </text:section>
          </table:table-cell>
        </table:table-row>
      </table:table>
      <text:p text:style-name="Standard"/>
      <text:h text:style-name="P27" text:outline-level="2"><text:bookmark text:name="Read_Function"/>Read Function</text:h>
      <text:p text:style-name="P26">Once data is written to the proc entry we can read from the proc entry using a read function, i.e transfer data to the user space using the function copy_to_user function.</text:p>
      <text:p text:style-name="Text_20_body"><text:line-break/><text:span text:style-name="T3">The read function can be as below.</text:span></text:p>
      <text:p text:style-name="Standard"/>
      <table:table table:name="Table6" table:style-name="Table6">
        <table:table-column table:style-name="Table6.A"/>
        <table:table-column table:style-name="Table6.B"/>
        <table:table-row>
          <table:table-cell table:style-name="Table6.A1" office:value-type="string">
            <text:p text:style-name="P3">1</text:p>
            <text:p text:style-name="P4">2</text:p>
            <text:p text:style-name="P3">3</text:p>
            <text:p text:style-name="P4">4</text:p>
            <text:p text:style-name="P3">5</text:p>
            <text:p text:style-name="P4">6</text:p>
            <text:p text:style-name="P3">7</text:p>
            <text:p text:style-name="P4">8</text:p>
            <text:p text:style-name="P3">9</text:p>
            <text:p text:style-name="P4">10</text:p>
            <text:p text:style-name="P3">11</text:p>
            <text:p text:style-name="P4">12</text:p>
            <text:p text:style-name="P3">13</text:p>
          </table:table-cell>
          <table:table-cell table:style-name="Table6.B1" office:value-type="string">
            <text:section text:style-name="Sect1" text:name="crayon-5b447b0196adb054987679-1">
              <text:p text:style-name="P6"><text:span text:style-name="T17">static</text:span><text:span text:style-name="T19"> </text:span><text:span text:style-name="T21">ssize_t read_proc</text:span><text:span text:style-name="T26">(</text:span><text:span text:style-name="T23">struct</text:span><text:span text:style-name="T19"> </text:span><text:span text:style-name="T21">file *</text:span><text:span text:style-name="T26">filp,</text:span><text:span text:style-name="T19"> </text:span><text:span text:style-name="T23">char</text:span><text:span text:style-name="T19"> </text:span><text:span text:style-name="T21">__user *</text:span><text:span text:style-name="T26">buffer,</text:span><text:span text:style-name="T19"> </text:span><text:span text:style-name="T21">size_t </text:span><text:span text:style-name="T26">length,</text:span><text:span text:style-name="T21">loff_t *</text:span><text:span text:style-name="T19"> </text:span><text:span text:style-name="T26">offset)</text:span></text:p>
            </text:section>
            <text:section text:style-name="Sect2" text:name="crayon-5b447b0196adb054987679-2">
              <text:p text:style-name="P7">{</text:p>
            </text:section>
            <text:section text:style-name="Sect1" text:name="crayon-5b447b0196adb054987679-3">
              <text:p text:style-name="P5"><text:span text:style-name="T22">printk</text:span><text:span text:style-name="T27">(KERN_</text:span><text:span text:style-name="T12">INFO</text:span><text:span text:style-name="T20"> </text:span><text:span text:style-name="T29">"proc file read.....\n"</text:span><text:span text:style-name="T27">);</text:span></text:p>
            </text:section>
            <text:section text:style-name="Sect2" text:name="crayon-5b447b0196adb054987679-4">
              <text:p text:style-name="P5"><text:span text:style-name="T18">if</text:span><text:span text:style-name="T27">(len)</text:span></text:p>
            </text:section>
            <text:section text:style-name="Sect1" text:name="crayon-5b447b0196adb054987679-5">
              <text:p text:style-name="P5"><text:span text:style-name="T27">len=</text:span><text:span text:style-name="T31">0</text:span><text:span text:style-name="T27">;</text:span></text:p>
            </text:section>
            <text:section text:style-name="Sect2" text:name="crayon-5b447b0196adb054987679-6">
              <text:p text:style-name="P5"><text:span text:style-name="T18">else</text:span><text:span text:style-name="T27">{</text:span></text:p>
            </text:section>
            <text:section text:style-name="Sect1" text:name="crayon-5b447b0196adb054987679-7">
              <text:p text:style-name="P5"><text:span text:style-name="T27">len=</text:span><text:span text:style-name="T31">1</text:span><text:span text:style-name="T27">;</text:span></text:p>
            </text:section>
            <text:section text:style-name="Sect2" text:name="crayon-5b447b0196adb054987679-8">
              <text:p text:style-name="P5"><text:span text:style-name="T18">return</text:span><text:span text:style-name="T20"> </text:span><text:span text:style-name="T31">0</text:span><text:span text:style-name="T27">;</text:span></text:p>
            </text:section>
            <text:section text:style-name="Sect1" text:name="crayon-5b447b0196adb054987679-9">
              <text:p text:style-name="P5"><text:span text:style-name="T27">}</text:span></text:p>
            </text:section>
            <text:section text:style-name="Sect2" text:name="crayon-5b447b0196adb054987679-10">
              <text:p text:style-name="P5"><text:span text:style-name="T22">copy_to_user</text:span><text:span text:style-name="T27">(buffer,etx_array,</text:span><text:span text:style-name="T31">20</text:span><text:span text:style-name="T27">);</text:span></text:p>
            </text:section>
            <text:section text:style-name="Sect1" text:name="crayon-5b447b0196adb054987679-11">
              <text:p text:style-name="P5"/>
            </text:section>
            <text:section text:style-name="Sect2" text:name="crayon-5b447b0196adb054987679-12">
              <text:p text:style-name="P5"><text:span text:style-name="T18">return</text:span><text:span text:style-name="T20"> </text:span><text:span text:style-name="T27">length;</text:span></text:p>
            </text:section>
            <text:section text:style-name="Sect1" text:name="crayon-5b447b0196adb054987679-13">
              <text:p text:style-name="P7">}</text:p>
            </text:section>
          </table:table-cell>
        </table:table-row>
      </table:table>
      <text:p text:style-name="Standard"/>
      <text:h text:style-name="P2" text:outline-level="1"><text:bookmark text:name="Remove_Proc_Entry"/>Remove Proc Entry</text:h>
      <text:p text:style-name="P12">Proc entry should be removed in Driver exit function using the below function.</text:p>
      <text:p text:style-name="Standard"/>
      <text:p text:style-name="P13">void remove_proc_entry(const char *name, struct proc_dir_entry *parent);</text:p>
      <text:p text:style-name="Standard"/>
      <text:p text:style-name="P12">Example:</text:p>
      <text:p text:style-name="Standard"><text:tab/></text:p>
      <table:table table:name="Table7" table:style-name="Table7">
        <table:table-column table:style-name="Table7.A"/>
        <table:table-column table:style-name="Table7.B"/>
        <table:table-row>
          <table:table-cell table:style-name="Table7.A1" office:value-type="string">
            <text:p text:style-name="P3">1</text:p>
          </table:table-cell>
          <table:table-cell table:style-name="Table7.B1" office:value-type="string">
            <text:section text:style-name="Sect1" text:name="crayon-5b447b0196ade768396314-1">
              <text:p text:style-name="P6"><text:span text:style-name="T21">remove_proc_entry</text:span><text:span text:style-name="T26">(</text:span><text:span text:style-name="T28">"etx_proc"</text:span><text:span text:style-name="T26">,</text:span><text:span text:style-name="T23">NULL</text:span><text:span text:style-name="T26">);</text:span></text:p>
            </text:section>
          </table:table-cell>
        </table:table-row>
      </table:table>
      <text:p text:style-name="Standard"/>
      <text:h text:style-name="P2" text:outline-level="1"><text:bookmark text:name="Complete_Driver_Code"/>Complete Driver Code</text:h>
      <text:p text:style-name="P10">Vim driver.c</text:p>
      <text:p text:style-name="Standard"/>
      <text:p text:style-name="Standard"/>
      <text:p text:style-name="Standard"/>
      <text:p text:style-name="Standard"/>
      <text:p text:style-name="Standard"/>
      <text:h text:style-name="P2" text:outline-level="1"><text:bookmark text:name="Building_and_Testing_Driver"/><text:bookmark text:name="Building_Driver_and_Application"/><text:soft-page-break/>Building and Testing Driver</text:h>
      <text:list xml:id="list5895653815719588676" text:style-name="L14">
        <text:list-item>
          <text:p text:style-name="P22"><text:span text:style-name="T5">Build the driver by using Makefile (</text:span><text:span text:style-name="Source_20_Text"><text:span text:style-name="Emphasis"><text:span text:style-name="T10">sudo make</text:span></text:span></text:span><text:span text:style-name="T5">)</text:span></text:p>
        </text:list-item>
        <text:list-item>
          <text:p text:style-name="P22"><text:span text:style-name="T5">Load the driver using </text:span><text:span text:style-name="Source_20_Text"><text:span text:style-name="T7">sudo insmod driver.ko</text:span></text:span></text:p>
        </text:list-item>
        <text:list-item>
          <text:p text:style-name="P18">Check our procfs entry using ls in procfs directory</text:p>
        </text:list-item>
      </text:list>
      <text:p text:style-name="Standard"><text:span text:style-name="T8">linux@</text:span><text:span text:style-name="T9">Technologics</text:span><text:span text:style-name="T8">:ls /proc/</text:span></text:p>
      <text:p text:style-name="Standard"/>
      <text:p text:style-name="P15"><text:span text:style-name="T13">filesystems<text:tab/>iomem<text:tab/>kallsyms<text:tab/>modules<text:tab/>partitions</text:span></text:p>
      <text:p text:style-name="Standard"/>
      <text:list xml:id="list5195436878221506475" text:style-name="L18">
        <text:list-item>
          <text:p text:style-name="P19">Now our procfs entry is there under /proc directory.</text:p>
        </text:list-item>
        <text:list-item>
          <text:p text:style-name="P23"><text:span text:style-name="T5">Now you can read procfs variable using </text:span><text:span text:style-name="Source_20_Text"><text:span text:style-name="T7">cat</text:span></text:span><text:span text:style-name="T5">.</text:span></text:p>
        </text:list-item>
      </text:list>
      <text:p text:style-name="Standard"/>
      <text:p text:style-name="P17"><text:a xlink:type="simple" xlink:href="mailto:linux@embetronicx-VirtualBox" text:style-name="Internet_20_link" text:visited-style-name="Visited_20_Internet_20_Link"><text:span text:style-name="T8">linux@</text:span></text:a><text:span text:style-name="T9">Technologics</text:span><text:span text:style-name="T8">: cat /proc/etx_proc</text:span></text:p>
      <text:p text:style-name="Standard"/>
      <text:p text:style-name="P14">try_proc_array</text:p>
      <text:p text:style-name="Standard"/>
      <text:list xml:id="list64500617248330615" text:style-name="L21">
        <text:list-item>
          <text:p text:style-name="P20">We initialized the etx_array with “try_proc_array”. That’s why we got “try_proc_array”.</text:p>
        </text:list-item>
        <text:list-item>
          <text:p text:style-name="P24"><text:span text:style-name="T5">Now do proc write using </text:span><text:span text:style-name="Source_20_Text"><text:span text:style-name="T7">echo </text:span></text:span><text:span text:style-name="T5">command and check using </text:span><text:span text:style-name="Source_20_Text"><text:span text:style-name="T7">cat</text:span></text:span><text:span text:style-name="T5">.</text:span></text:p>
        </text:list-item>
      </text:list>
      <text:p text:style-name="Standard"/>
      <text:p text:style-name="P17"><text:span text:style-name="T8">linux@</text:span><text:span text:style-name="T9">Technologics</text:span><text:span text:style-name="T8">: echo "device driver proc" &gt; /proc/etx_proc</text:span></text:p>
      <text:p text:style-name="Standard"/>
      <text:p text:style-name="P17"><text:a xlink:type="simple" xlink:href="mailto:linux@Technologics" text:style-name="Internet_20_link" text:visited-style-name="Visited_20_Internet_20_Link"><text:span text:style-name="T8">linux@</text:span></text:a><text:a xlink:type="simple" xlink:href="mailto:linux@Technologics" text:style-name="Internet_20_link" text:visited-style-name="Visited_20_Internet_20_Link"><text:span text:style-name="T9">Technologics</text:span></text:a><text:span text:style-name="T8">: cat /proc/etx_proc</text:span></text:p>
      <text:p text:style-name="Standard"/>
      <text:p text:style-name="P14">device driver proc</text:p>
      <text:p text:style-name="Standard"/>
      <text:list xml:id="list4939511921940318048" text:style-name="L24">
        <text:list-item>
          <text:p text:style-name="P25"><text:span text:style-name="T5">We got the same string which was passed to the driver using procf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7.747cm" fo:text-indent="-0.762cm" fo:margin-left="7.747cm"/>
        </style:list-level-properties>
      </text:outline-level-style>
      <text:outline-level-style text:level="2" style:num-format="">
        <style:list-level-properties text:list-level-position-and-space-mode="label-alignment">
          <style:list-level-label-alignment text:label-followed-by="listtab" text:list-tab-stop-position="8.001cm" fo:text-indent="-1.016cm" fo:margin-left="8.001cm"/>
        </style:list-level-properties>
      </text:outline-level-style>
      <text:outline-level-style text:level="3" style:num-format="">
        <style:list-level-properties text:list-level-position-and-space-mode="label-alignment">
          <style:list-level-label-alignment text:label-followed-by="listtab" text:list-tab-stop-position="8.255cm" fo:text-indent="-1.27cm" fo:margin-left="8.255cm"/>
        </style:list-level-properties>
      </text:outline-level-style>
      <text:outline-level-style text:level="4" style:num-format="">
        <style:list-level-properties text:list-level-position-and-space-mode="label-alignment">
          <style:list-level-label-alignment text:label-followed-by="listtab" text:list-tab-stop-position="8.509cm" fo:text-indent="-1.524cm" fo:margin-left="8.509cm"/>
        </style:list-level-properties>
      </text:outline-level-style>
      <text:outline-level-style text:level="5" style:num-format="">
        <style:list-level-properties text:list-level-position-and-space-mode="label-alignment">
          <style:list-level-label-alignment text:label-followed-by="listtab" text:list-tab-stop-position="8.763cm" fo:text-indent="-1.778cm" fo:margin-left="8.763cm"/>
        </style:list-level-properties>
      </text:outline-level-style>
      <text:outline-level-style text:level="6" style:num-format="">
        <style:list-level-properties text:list-level-position-and-space-mode="label-alignment">
          <style:list-level-label-alignment text:label-followed-by="listtab" text:list-tab-stop-position="9.017cm" fo:text-indent="-2.032cm" fo:margin-left="9.017cm"/>
        </style:list-level-properties>
      </text:outline-level-style>
      <text:outline-level-style text:level="7" style:num-format="">
        <style:list-level-properties text:list-level-position-and-space-mode="label-alignment">
          <style:list-level-label-alignment text:label-followed-by="listtab" text:list-tab-stop-position="9.271cm" fo:text-indent="-2.286cm" fo:margin-left="9.271cm"/>
        </style:list-level-properties>
      </text:outline-level-style>
      <text:outline-level-style text:level="8" style:num-format="">
        <style:list-level-properties text:list-level-position-and-space-mode="label-alignment">
          <style:list-level-label-alignment text:label-followed-by="listtab" text:list-tab-stop-position="9.525cm" fo:text-indent="-2.54cm" fo:margin-left="9.525cm"/>
        </style:list-level-properties>
      </text:outline-level-style>
      <text:outline-level-style text:level="9" style:num-format="">
        <style:list-level-properties text:list-level-position-and-space-mode="label-alignment">
          <style:list-level-label-alignment text:label-followed-by="listtab" text:list-tab-stop-position="9.779cm" fo:text-indent="-2.794cm" fo:margin-left="9.779cm"/>
        </style:list-level-properties>
      </text:outline-level-style>
      <text:outline-level-style text:level="10" style:num-format="">
        <style:list-level-properties text:list-level-position-and-space-mode="label-alignment">
          <style:list-level-label-alignment text:label-followed-by="listtab" text:list-tab-stop-position="10.033cm" fo:text-indent="-3.048cm" fo:margin-left="10.03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14:54:47.426413373</meta:creation-date>
    <dc:date>2018-07-10T16:05:00.520904634</dc:date>
    <meta:editing-duration>PT8M8S</meta:editing-duration>
    <meta:editing-cycles>1</meta:editing-cycles>
    <meta:document-statistic meta:table-count="7" meta:image-count="0" meta:object-count="0" meta:page-count="5" meta:paragraph-count="160" meta:word-count="1142" meta:character-count="6923" meta:non-whitespace-character-count="5876"/>
    <meta:generator>LibreOffice/5.1.6.2$Linux_X86_64 LibreOffice_project/10m0$Build-2</meta:generator>
  </office:meta>
</office:document-meta>
</file>